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number-columns-spanned="4" table:number-rows-spanned="2"/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08:46:45.9906056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4T10:11:11.267746501</dc:date>
    <meta:generator>LibreOffice/6.0.2.1$Linux_X86_64 LibreOffice_project/00m0$Build-1</meta:generator>
    <meta:editing-duration>PT52S</meta:editing-duration>
    <meta:editing-cycles>1</meta:editing-cycles>
    <meta:document-statistic meta:table-count="3" meta:cell-count="6005" meta:object-count="0"/>
  </office:meta>
</office:document-meta>
</file>